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, sans-serif, apple-system, BlinkMacSystemFont, 'Segoe UI'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60%" fo:orphans="2" fo:widows="2"/>
    </style:style>
    <style:style style:name="P2" style:family="paragraph" style:parent-style-name="Text_20_body">
      <style:paragraph-properties fo:margin-left="0cm" fo:margin-right="0cm" fo:margin-top="0.318cm" fo:margin-bottom="0.318cm" loext:contextual-spacing="false" fo:line-height="160%" fo:orphans="2" fo:widows="2" fo:text-indent="0cm" style:auto-text-indent="false"/>
      <style:text-properties fo:font-variant="normal" fo:text-transform="none" fo:color="#000000" style:font-name="lato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318cm" loext:contextual-spacing="false" fo:line-height="160%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cm" loext:contextual-spacing="false" fo:line-height="160%" fo:orphans="2" fo:widows="2"/>
    </style:style>
    <style:style style:name="P5" style:family="paragraph" style:parent-style-name="Text_20_body" style:list-style-name="L1">
      <style:paragraph-properties fo:margin-top="0cm" fo:margin-bottom="0cm" loext:contextual-spacing="false" fo:line-height="160%" fo:orphans="2" fo:widows="2"/>
      <style:text-properties fo:font-variant="normal" fo:text-transform="none" fo:color="#000000" style:font-name="lato" fo:font-size="10.5pt" fo:letter-spacing="normal" fo:font-style="normal" fo:font-weight="normal"/>
    </style:style>
    <style:style style:name="P6" style:family="paragraph" style:parent-style-name="Heading_20_3">
      <style:paragraph-properties fo:margin-left="0cm" fo:margin-right="0cm" fo:orphans="2" fo:widows="2" fo:text-indent="0cm" style:auto-text-indent="false"/>
    </style:style>
    <style:style style:name="P7" style:family="paragraph" style:parent-style-name="Heading_20_4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lato" fo:letter-spacing="normal" fo:font-style="normal" fo:font-weight="bold"/>
    </style:style>
    <style:style style:name="T2" style:family="text">
      <style:text-properties fo:font-variant="normal" fo:text-transform="none" fo:color="#000000" style:font-name="lato" fo:letter-spacing="normal" fo:font-style="normal" fo:font-weight="normal"/>
    </style:style>
    <style:style style:name="T3" style:family="text">
      <style:text-properties fo:font-variant="normal" fo:text-transform="none" fo:color="#000000" style:font-name="lato" fo:font-size="10.5pt" fo:letter-spacing="normal" fo:font-style="normal" fo:font-weight="bold"/>
    </style:style>
    <style:style style:name="T4" style:family="text">
      <style:text-properties fo:font-variant="normal" fo:text-transform="none" fo:color="#000000" style:font-name="lato" fo:font-size="10.5pt" fo:letter-spacing="normal" fo:font-style="normal" fo:font-weight="normal"/>
    </style:style>
    <style:style style:name="T5" style:family="text">
      <style:text-properties fo:font-variant="normal" fo:text-transform="none" fo:color="#000000" style:text-line-through-style="none" style:text-line-through-type="none" style:font-name="lato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1">Week 13: Hackathon</text:span></text:span></text:h>
      <text:p text:style-name="P2">Software Engineering for Cloud</text:p>
      <text:h text:style-name="P7" text:outline-level="4"><text:span text:style-name="Strong_20_Emphasis"><text:span text:style-name="T3">Instructions:</text:span></text:span></text:h>
      <text:list xml:id="list2570151821" text:style-name="L1">
        <text:list-item>
          <text:p text:style-name="P5">Each group will work on the listed Problem Statement as a response to Hackathon. </text:p>
        </text:list-item>
        <text:list-item>
          <text:p text:style-name="P5">Members of the group should work together on the selected Problem Statement.</text:p>
        </text:list-item>
        <text:list-item>
          <text:p text:style-name="P4"><text:span text:style-name="T4">The </text:span><text:span text:style-name="Strong_20_Emphasis"><text:span text:style-name="T3">timeline for completing the Hackathon</text:span></text:span><text:span text:style-name="T4"> is from </text:span><text:span text:style-name="Strong_20_Emphasis"><text:span text:style-name="T3">29th Jan, 12 pm (IST) - 5th Feb, 11:59 pm (IST)</text:span></text:span><text:span text:style-name="T4">. No submissions will be entertained beyond this timeline.</text:span></text:p>
        </text:list-item>
        <text:list-item>
          <text:p text:style-name="P5">Please spend time understanding the Hackathon Problem Statement and check the criterion used for marking.</text:p>
        </text:list-item>
        <text:list-item>
          <text:p text:style-name="P1"><text:span text:style-name="Strong_20_Emphasis"><text:span text:style-name="T3">Submission</text:span></text:span><text:span text:style-name="T4"> - The file should be submitted on Olympus only. As a group, one of the team members should submit the response and mention your group name on the file submission.</text:span></text:p>
        </text:list-item>
      </text:list>
      <text:p text:style-name="P3"><text:span text:style-name="Strong_20_Emphasis"><text:span text:style-name="T1">--------------------------------------------------------------------------------------------------------------</text:span></text:span></text:p>
      <text:h text:style-name="P6" text:outline-level="3"><text:span text:style-name="Strong_20_Emphasis"><text:span text:style-name="T1">Housing price prediction</text:span></text:span></text:h>
      <text:p text:style-name="P2">Ask a home buyer to describe their dream house, and they probably won't begin with the height of the basement ceiling or the proximity to a north-south railroad. House price negotiations often have a lot of influencing factors and not just the number of bedrooms or the position of the kitchen. </text:p>
      <text:p text:style-name="P2">Take the given dataset with 79 explanatory variables describing (almost) every aspect of residential homes in Ames, Iowa. In this hackathon, predict the final price of each home.  </text:p>
      <text:p text:style-name="P2">The application should be modelled using PySpark. Apply containerisation principles as a better software engineering practice. You may explore Kafka server for streaming the data. </text:p>
      <text:p text:style-name="P2"><text:soft-page-break/>The model can be deployed using Docker containers for scalability. You may explore the usage of Kubernetes based on your comfort. </text:p>
      <text:p text:style-name="P3"><text:span text:style-name="Strong_20_Emphasis"><text:span text:style-name="T1">Dataset</text:span></text:span><text:span text:style-name="T2">: </text:span><text:a xlink:type="simple" xlink:href="https://www.kaggle.com/c/house-prices-advanced-regression-techniques/" office:target-frame-name="_blank" xlink:show="new" text:style-name="Internet_20_link" text:visited-style-name="Visited_20_Internet_20_Link"><text:span text:style-name="T5">https://www.kaggle.com/c/house-prices-advanced-regression-techniques/</text:span></text:a></text:p>
      <text:p text:style-name="P3"><text:span text:style-name="Strong_20_Emphasis"><text:span text:style-name="T1">Keywords: </text:span></text:span><text:span text:style-name="T2">ML at scale, feature engineering, regression, random forest, gradient boosting, Distributed ML, PySpark, Containers</text:span></text:p>
      <text:p text:style-name="P3"><text:span text:style-name="Strong_20_Emphasis"><text:span text:style-name="T1">Grading:</text:span></text:span></text:p>
      <text:p text:style-name="P2">Approach - 40%</text:p>
      <text:p text:style-name="P2">Correctness - 40%</text:p>
      <text:p text:style-name="P2">Creativity and beyond such as usage of Kubernetes/Kafka, Explainable AI - 20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, sans-serif, apple-system, BlinkMacSystemFont, 'Segoe UI'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09:58:31.907313653</meta:creation-date>
    <dc:date>2022-01-31T09:58:48.798171662</dc:date>
    <meta:editing-duration>PT17S</meta:editing-duration>
    <meta:editing-cycles>1</meta:editing-cycles>
    <meta:document-statistic meta:table-count="0" meta:image-count="0" meta:object-count="0" meta:page-count="2" meta:paragraph-count="20" meta:word-count="277" meta:character-count="1894" meta:non-whitespace-character-count="1636"/>
    <meta:generator>LibreOffice/6.0.7.3$Linux_X86_64 LibreOffice_project/00m0$Build-3</meta:generator>
  </office:meta>
</office:document-meta>
</file>